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2" style:family="table-cell" style:parent-style-name="Default" style:data-style-name="N3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3" style:family="table-cell" style:parent-style-name="Default" style:data-style-name="N4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2.91041666666667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48708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6_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70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6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5" table:style-name="ce5"/>
          <table:table-cell office:value-type="string" table:style-name="ce6">
            <text:p>資料月份：106 年8 月</text:p>
          </table:table-cell>
          <table:table-cell table:style-name="ce5"/>
          <table:table-cell table:style-name="ce1"/>
          <table:table-cell table:number-columns-repeated="4" table:style-name="ce5"/>
          <table:table-cell table:style-name="ce7"/>
          <table:table-cell table:number-columns-repeated="16370"/>
        </table:table-row>
        <table:table-row table:style-name="ro2">
          <table:table-cell office:value-type="string" table:number-columns-spanned="1" table:number-rows-spanned="3" table:style-name="ce8">
            <text:p>金融機構名稱</text:p>
          </table:table-cell>
          <table:table-cell office:value-type="string" table:style-name="ce9">
            <text:p>流通卡數</text:p>
          </table:table-cell>
          <table:table-cell office:value-type="string" table:style-name="ce9">
            <text:p>有效卡數</text:p>
          </table:table-cell>
          <table:table-cell office:value-type="string" table:style-name="ce9">
            <text:p>當月發卡數</text:p>
          </table:table-cell>
          <table:table-cell office:value-type="string" table:style-name="ce9">
            <text:p>當月停卡數</text:p>
          </table:table-cell>
          <table:table-cell office:value-type="string" table:style-name="ce10">
            <text:p>循環信用</text:p>
          </table:table-cell>
          <table:table-cell office:value-type="string" table:style-name="ce10">
            <text:p>未到期</text:p>
          </table:table-cell>
          <table:table-cell office:value-type="string" table:style-name="ce10">
            <text:p>當月簽帳</text:p>
          </table:table-cell>
          <table:table-cell office:value-type="string" table:style-name="ce10">
            <text:p>當月預借</text:p>
          </table:table-cell>
          <table:table-cell office:value-type="string" table:style-name="ce9">
            <text:p>逾期三個月以上</text:p>
          </table:table-cell>
          <table:table-cell office:value-type="string" table:style-name="ce9">
            <text:p>逾期六個月以上</text:p>
          </table:table-cell>
          <table:table-cell office:value-type="string" table:style-name="ce10">
            <text:p>備抵呆帳</text:p>
          </table:table-cell>
          <table:table-cell office:value-type="string" table:style-name="ce11">
            <text:p>當月轉銷</text:p>
          </table:table-cell>
          <table:table-cell office:value-type="string" table:style-name="ce12">
            <text:p>當年度轉銷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分期付款</text:p>
          </table:table-cell>
          <table:table-cell office:value-type="string" table:style-name="ce15">
            <text:p>金額</text:p>
          </table:table-cell>
          <table:table-cell office:value-type="string" table:style-name="ce15">
            <text:p>現金金額</text:p>
          </table:table-cell>
          <table:table-cell office:value-type="string" table:style-name="ce14">
            <text:p>帳款占應收帳款</text:p>
          </table:table-cell>
          <table:table-cell office:value-type="string" table:style-name="ce14">
            <text:p>帳款占應收帳款</text:p>
          </table:table-cell>
          <table:table-cell office:value-type="string" table:style-name="ce16">
            <text:p>提足率</text:p>
          </table:table-cell>
          <table:table-cell office:value-type="string" table:style-name="ce17">
            <text:p>呆帳金額</text:p>
          </table:table-cell>
          <table:table-cell office:value-type="string" table:style-name="ce16">
            <text:p>呆帳金額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餘額(含催收款)</text:p>
          </table:table-cell>
          <table:table-cell office:value-type="string" table:style-name="ce14">
            <text:p>餘額(含催收款)</text:p>
          </table:table-cell>
          <table:table-cell office:value-type="string" table:style-name="ce16">
            <text:p>(%)</text:p>
          </table:table-cell>
          <table:table-cell office:value-type="string" table:style-name="ce17">
            <text:p>　</text:p>
          </table:table-cell>
          <table:table-cell office:value-type="string" table:style-name="ce16">
            <text:p>累計至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之比率(%)</text:p>
          </table:table-cell>
          <table:table-cell office:value-type="string" table:style-name="ce19">
            <text:p>之比率(%)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office:value-type="string" table:style-name="ce20">
            <text:p>資料月份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銀行</text:p>
          </table:table-cell>
          <table:table-cell office:value-type="float" office:value="250583" table:style-name="ce22">
            <text:p>250,583</text:p>
          </table:table-cell>
          <table:table-cell office:value-type="float" office:value="130719" table:style-name="ce22">
            <text:p>130,719</text:p>
          </table:table-cell>
          <table:table-cell office:value-type="float" office:value="1047" table:style-name="ce22">
            <text:p>1,047</text:p>
          </table:table-cell>
          <table:table-cell office:value-type="float" office:value="3179" table:style-name="ce22">
            <text:p>3,179</text:p>
          </table:table-cell>
          <table:table-cell office:value-type="float" office:value="214850" table:style-name="ce22">
            <text:p>214,850</text:p>
          </table:table-cell>
          <table:table-cell office:value-type="float" office:value="12042" table:style-name="ce22">
            <text:p>12,042</text:p>
          </table:table-cell>
          <table:table-cell office:value-type="float" office:value="699844" table:style-name="ce22">
            <text:p>699,844</text:p>
          </table:table-cell>
          <table:table-cell office:value-type="float" office:value="961" table:style-name="ce22">
            <text:p>961</text:p>
          </table:table-cell>
          <table:table-cell office:value-type="float" office:value="0.27" table:style-name="ce23">
            <text:p>0.27</text:p>
          </table:table-cell>
          <table:table-cell office:value-type="float" office:value="0.16" table:style-name="ce23">
            <text:p>0.16</text:p>
          </table:table-cell>
          <table:table-cell office:value-type="float" office:value="501.59" table:style-name="ce23">
            <text:p>501.59</text:p>
          </table:table-cell>
          <table:table-cell office:value-type="float" office:value="1295" table:style-name="ce22">
            <text:p>1,295</text:p>
          </table:table-cell>
          <table:table-cell office:value-type="float" office:value="9990" table:style-name="ce22">
            <text:p>9,99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土地銀行</text:p>
          </table:table-cell>
          <table:table-cell office:value-type="float" office:value="258404" table:style-name="ce22">
            <text:p>258,404</text:p>
          </table:table-cell>
          <table:table-cell office:value-type="float" office:value="137169" table:style-name="ce22">
            <text:p>137,169</text:p>
          </table:table-cell>
          <table:table-cell office:value-type="float" office:value="4579" table:style-name="ce22">
            <text:p>4,579</text:p>
          </table:table-cell>
          <table:table-cell office:value-type="float" office:value="1357" table:style-name="ce22">
            <text:p>1,357</text:p>
          </table:table-cell>
          <table:table-cell office:value-type="float" office:value="328784" table:style-name="ce22">
            <text:p>328,784</text:p>
          </table:table-cell>
          <table:table-cell office:value-type="float" office:value="59299" table:style-name="ce22">
            <text:p>59,299</text:p>
          </table:table-cell>
          <table:table-cell office:value-type="float" office:value="881550" table:style-name="ce22">
            <text:p>881,550</text:p>
          </table:table-cell>
          <table:table-cell office:value-type="float" office:value="840" table:style-name="ce22">
            <text:p>840</text:p>
          </table:table-cell>
          <table:table-cell office:value-type="float" office:value="0.28999999999999998" table:style-name="ce23">
            <text:p>0.29</text:p>
          </table:table-cell>
          <table:table-cell office:value-type="float" office:value="0.28000000000000003" table:style-name="ce23">
            <text:p>0.28</text:p>
          </table:table-cell>
          <table:table-cell office:value-type="float" office:value="942.75" table:style-name="ce23">
            <text:p>942.75</text:p>
          </table:table-cell>
          <table:table-cell office:value-type="float" office:value="1486" table:style-name="ce22">
            <text:p>1,486</text:p>
          </table:table-cell>
          <table:table-cell office:value-type="float" office:value="18276" table:style-name="ce22">
            <text:p>18,27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合作金庫商業銀行</text:p>
          </table:table-cell>
          <table:table-cell office:value-type="float" office:value="469901" table:style-name="ce22">
            <text:p>469,901</text:p>
          </table:table-cell>
          <table:table-cell office:value-type="float" office:value="286370" table:style-name="ce22">
            <text:p>286,370</text:p>
          </table:table-cell>
          <table:table-cell office:value-type="float" office:value="6882" table:style-name="ce22">
            <text:p>6,882</text:p>
          </table:table-cell>
          <table:table-cell office:value-type="float" office:value="4349" table:style-name="ce22">
            <text:p>4,349</text:p>
          </table:table-cell>
          <table:table-cell office:value-type="float" office:value="676209" table:style-name="ce22">
            <text:p>676,209</text:p>
          </table:table-cell>
          <table:table-cell office:value-type="float" office:value="313985" table:style-name="ce22">
            <text:p>313,985</text:p>
          </table:table-cell>
          <table:table-cell office:value-type="float" office:value="2925760" table:style-name="ce22">
            <text:p>2,925,760</text:p>
          </table:table-cell>
          <table:table-cell office:value-type="float" office:value="3172" table:style-name="ce22">
            <text:p>3,172</text:p>
          </table:table-cell>
          <table:table-cell office:value-type="float" office:value="0.27" table:style-name="ce23">
            <text:p>0.27</text:p>
          </table:table-cell>
          <table:table-cell office:value-type="float" office:value="0.25" table:style-name="ce23">
            <text:p>0.25</text:p>
          </table:table-cell>
          <table:table-cell office:value-type="float" office:value="270.70999999999998" table:style-name="ce23">
            <text:p>270.71</text:p>
          </table:table-cell>
          <table:table-cell office:value-type="float" office:value="4802" table:style-name="ce22">
            <text:p>4,802</text:p>
          </table:table-cell>
          <table:table-cell office:value-type="float" office:value="36116" table:style-name="ce22">
            <text:p>36,11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第一商業銀行</text:p>
          </table:table-cell>
          <table:table-cell office:value-type="float" office:value="982889" table:style-name="ce22">
            <text:p>982,889</text:p>
          </table:table-cell>
          <table:table-cell office:value-type="float" office:value="641282" table:style-name="ce22">
            <text:p>641,282</text:p>
          </table:table-cell>
          <table:table-cell office:value-type="float" office:value="13567" table:style-name="ce22">
            <text:p>13,567</text:p>
          </table:table-cell>
          <table:table-cell office:value-type="float" office:value="9629" table:style-name="ce22">
            <text:p>9,629</text:p>
          </table:table-cell>
          <table:table-cell office:value-type="float" office:value="1449415" table:style-name="ce22">
            <text:p>1,449,415</text:p>
          </table:table-cell>
          <table:table-cell office:value-type="float" office:value="1174073" table:style-name="ce22">
            <text:p>1,174,073</text:p>
          </table:table-cell>
          <table:table-cell office:value-type="float" office:value="4397249" table:style-name="ce22">
            <text:p>4,397,249</text:p>
          </table:table-cell>
          <table:table-cell office:value-type="float" office:value="16809" table:style-name="ce22">
            <text:p>16,809</text:p>
          </table:table-cell>
          <table:table-cell office:value-type="float" office:value="0.18" table:style-name="ce23">
            <text:p>0.18</text:p>
          </table:table-cell>
          <table:table-cell office:value-type="float" office:value="0" table:style-name="ce23">
            <text:p>0.00</text:p>
          </table:table-cell>
          <table:table-cell office:value-type="float" office:value="1818.32" table:style-name="ce23">
            <text:p>1,818.32</text:p>
          </table:table-cell>
          <table:table-cell office:value-type="float" office:value="6288" table:style-name="ce22">
            <text:p>6,288</text:p>
          </table:table-cell>
          <table:table-cell office:value-type="float" office:value="48068" table:style-name="ce22">
            <text:p>48,06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華南商業銀行</text:p>
          </table:table-cell>
          <table:table-cell office:value-type="float" office:value="1012112" table:style-name="ce22">
            <text:p>1,012,112</text:p>
          </table:table-cell>
          <table:table-cell office:value-type="float" office:value="759422" table:style-name="ce22">
            <text:p>759,422</text:p>
          </table:table-cell>
          <table:table-cell office:value-type="float" office:value="32281" table:style-name="ce22">
            <text:p>32,281</text:p>
          </table:table-cell>
          <table:table-cell office:value-type="float" office:value="9886" table:style-name="ce22">
            <text:p>9,886</text:p>
          </table:table-cell>
          <table:table-cell office:value-type="float" office:value="913757" table:style-name="ce22">
            <text:p>913,757</text:p>
          </table:table-cell>
          <table:table-cell office:value-type="float" office:value="2714617" table:style-name="ce22">
            <text:p>2,714,617</text:p>
          </table:table-cell>
          <table:table-cell office:value-type="float" office:value="4314291" table:style-name="ce22">
            <text:p>4,314,291</text:p>
          </table:table-cell>
          <table:table-cell office:value-type="float" office:value="1837" table:style-name="ce22">
            <text:p>1,837</text:p>
          </table:table-cell>
          <table:table-cell office:value-type="float" office:value="0.2" table:style-name="ce23">
            <text:p>0.20</text:p>
          </table:table-cell>
          <table:table-cell office:value-type="float" office:value="0" table:style-name="ce23">
            <text:p>0.00</text:p>
          </table:table-cell>
          <table:table-cell office:value-type="float" office:value="423.4" table:style-name="ce23">
            <text:p>423.40</text:p>
          </table:table-cell>
          <table:table-cell office:value-type="float" office:value="0" table:style-name="ce22">
            <text:p>0</text:p>
          </table:table-cell>
          <table:table-cell office:value-type="float" office:value="34107" table:style-name="ce22">
            <text:p>34,10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彰化商業銀行</text:p>
          </table:table-cell>
          <table:table-cell office:value-type="float" office:value="427191" table:style-name="ce22">
            <text:p>427,191</text:p>
          </table:table-cell>
          <table:table-cell office:value-type="float" office:value="202949" table:style-name="ce22">
            <text:p>202,949</text:p>
          </table:table-cell>
          <table:table-cell office:value-type="float" office:value="3146" table:style-name="ce22">
            <text:p>3,146</text:p>
          </table:table-cell>
          <table:table-cell office:value-type="float" office:value="2777" table:style-name="ce22">
            <text:p>2,777</text:p>
          </table:table-cell>
          <table:table-cell office:value-type="float" office:value="363765" table:style-name="ce22">
            <text:p>363,765</text:p>
          </table:table-cell>
          <table:table-cell office:value-type="float" office:value="239353" table:style-name="ce22">
            <text:p>239,353</text:p>
          </table:table-cell>
          <table:table-cell office:value-type="float" office:value="1331299" table:style-name="ce22">
            <text:p>1,331,299</text:p>
          </table:table-cell>
          <table:table-cell office:value-type="float" office:value="653" table:style-name="ce22">
            <text:p>653</text:p>
          </table:table-cell>
          <table:table-cell office:value-type="float" office:value="0.28000000000000003" table:style-name="ce23">
            <text:p>0.28</text:p>
          </table:table-cell>
          <table:table-cell office:value-type="float" office:value="0.01" table:style-name="ce23">
            <text:p>0.01</text:p>
          </table:table-cell>
          <table:table-cell office:value-type="float" office:value="628.67999999999995" table:style-name="ce23">
            <text:p>628.68</text:p>
          </table:table-cell>
          <table:table-cell office:value-type="float" office:value="2222" table:style-name="ce22">
            <text:p>2,222</text:p>
          </table:table-cell>
          <table:table-cell office:value-type="float" office:value="16320" table:style-name="ce22">
            <text:p>16,32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上海商業儲蓄銀行</text:p>
          </table:table-cell>
          <table:table-cell office:value-type="float" office:value="361434" table:style-name="ce22">
            <text:p>361,434</text:p>
          </table:table-cell>
          <table:table-cell office:value-type="float" office:value="186460" table:style-name="ce22">
            <text:p>186,460</text:p>
          </table:table-cell>
          <table:table-cell office:value-type="float" office:value="1713" table:style-name="ce22">
            <text:p>1,713</text:p>
          </table:table-cell>
          <table:table-cell office:value-type="float" office:value="2065" table:style-name="ce22">
            <text:p>2,065</text:p>
          </table:table-cell>
          <table:table-cell office:value-type="float" office:value="680121" table:style-name="ce22">
            <text:p>680,121</text:p>
          </table:table-cell>
          <table:table-cell office:value-type="float" office:value="314251" table:style-name="ce22">
            <text:p>314,251</text:p>
          </table:table-cell>
          <table:table-cell office:value-type="float" office:value="1139504" table:style-name="ce22">
            <text:p>1,139,504</text:p>
          </table:table-cell>
          <table:table-cell office:value-type="float" office:value="8127" table:style-name="ce22">
            <text:p>8,127</text:p>
          </table:table-cell>
          <table:table-cell office:value-type="float" office:value="0.56999999999999995" table:style-name="ce23">
            <text:p>0.57</text:p>
          </table:table-cell>
          <table:table-cell office:value-type="float" office:value="0.18" table:style-name="ce23">
            <text:p>0.18</text:p>
          </table:table-cell>
          <table:table-cell office:value-type="float" office:value="1008.15" table:style-name="ce23">
            <text:p>1,008.15</text:p>
          </table:table-cell>
          <table:table-cell office:value-type="float" office:value="4471" table:style-name="ce22">
            <text:p>4,471</text:p>
          </table:table-cell>
          <table:table-cell office:value-type="float" office:value="23088" table:style-name="ce22">
            <text:p>23,08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北富邦商業銀行</text:p>
          </table:table-cell>
          <table:table-cell office:value-type="float" office:value="2349494" table:style-name="ce22">
            <text:p>2,349,494</text:p>
          </table:table-cell>
          <table:table-cell office:value-type="float" office:value="1749696" table:style-name="ce22">
            <text:p>1,749,696</text:p>
          </table:table-cell>
          <table:table-cell office:value-type="float" office:value="23748" table:style-name="ce22">
            <text:p>23,748</text:p>
          </table:table-cell>
          <table:table-cell office:value-type="float" office:value="18907" table:style-name="ce22">
            <text:p>18,907</text:p>
          </table:table-cell>
          <table:table-cell office:value-type="float" office:value="5564376" table:style-name="ce22">
            <text:p>5,564,376</text:p>
          </table:table-cell>
          <table:table-cell office:value-type="float" office:value="12379243" table:style-name="ce22">
            <text:p>12,379,243</text:p>
          </table:table-cell>
          <table:table-cell office:value-type="float" office:value="18968571" table:style-name="ce22">
            <text:p>18,968,571</text:p>
          </table:table-cell>
          <table:table-cell office:value-type="float" office:value="57138" table:style-name="ce22">
            <text:p>57,138</text:p>
          </table:table-cell>
          <table:table-cell office:value-type="float" office:value="0.12" table:style-name="ce23">
            <text:p>0.12</text:p>
          </table:table-cell>
          <table:table-cell office:value-type="float" office:value="0" table:style-name="ce23">
            <text:p>0.00</text:p>
          </table:table-cell>
          <table:table-cell office:value-type="float" office:value="849.48" table:style-name="ce23">
            <text:p>849.48</text:p>
          </table:table-cell>
          <table:table-cell office:value-type="float" office:value="21907" table:style-name="ce22">
            <text:p>21,907</text:p>
          </table:table-cell>
          <table:table-cell office:value-type="float" office:value="187200" table:style-name="ce22">
            <text:p>187,20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國泰世華商業銀行</text:p>
          </table:table-cell>
          <table:table-cell office:value-type="float" office:value="5988160" table:style-name="ce22">
            <text:p>5,988,160</text:p>
          </table:table-cell>
          <table:table-cell office:value-type="float" office:value="4300324" table:style-name="ce22">
            <text:p>4,300,324</text:p>
          </table:table-cell>
          <table:table-cell office:value-type="float" office:value="57012" table:style-name="ce22">
            <text:p>57,012</text:p>
          </table:table-cell>
          <table:table-cell office:value-type="float" office:value="127308" table:style-name="ce22">
            <text:p>127,308</text:p>
          </table:table-cell>
          <table:table-cell office:value-type="float" office:value="15851544" table:style-name="ce22">
            <text:p>15,851,544</text:p>
          </table:table-cell>
          <table:table-cell office:value-type="float" office:value="12711025" table:style-name="ce22">
            <text:p>12,711,025</text:p>
          </table:table-cell>
          <table:table-cell office:value-type="float" office:value="40806791" table:style-name="ce22">
            <text:p>40,806,791</text:p>
          </table:table-cell>
          <table:table-cell office:value-type="float" office:value="232846" table:style-name="ce22">
            <text:p>232,846</text:p>
          </table:table-cell>
          <table:table-cell office:value-type="float" office:value="0.12" table:style-name="ce23">
            <text:p>0.12</text:p>
          </table:table-cell>
          <table:table-cell office:value-type="float" office:value="0" table:style-name="ce23">
            <text:p>0.00</text:p>
          </table:table-cell>
          <table:table-cell office:value-type="float" office:value="2562.0700000000002" table:style-name="ce23">
            <text:p>2,562.07</text:p>
          </table:table-cell>
          <table:table-cell office:value-type="float" office:value="28986" table:style-name="ce22">
            <text:p>28,986</text:p>
          </table:table-cell>
          <table:table-cell office:value-type="float" office:value="260611" table:style-name="ce22">
            <text:p>260,61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高雄銀行</text:p>
          </table:table-cell>
          <table:table-cell office:value-type="float" office:value="10553" table:style-name="ce22">
            <text:p>10,553</text:p>
          </table:table-cell>
          <table:table-cell office:value-type="float" office:value="4501" table:style-name="ce22">
            <text:p>4,501</text:p>
          </table:table-cell>
          <table:table-cell office:value-type="float" office:value="217" table:style-name="ce22">
            <text:p>217</text:p>
          </table:table-cell>
          <table:table-cell office:value-type="float" office:value="77" table:style-name="ce22">
            <text:p>77</text:p>
          </table:table-cell>
          <table:table-cell office:value-type="float" office:value="8562" table:style-name="ce22">
            <text:p>8,562</text:p>
          </table:table-cell>
          <table:table-cell office:value-type="float" office:value="18" table:style-name="ce22">
            <text:p>18</text:p>
          </table:table-cell>
          <table:table-cell office:value-type="float" office:value="155796" table:style-name="ce22">
            <text:p>155,796</text:p>
          </table:table-cell>
          <table:table-cell office:value-type="float" office:value="103" table:style-name="ce22">
            <text:p>103</text:p>
          </table:table-cell>
          <table:table-cell office:value-type="float" office:value="0.19" table:style-name="ce23">
            <text:p>0.19</text:p>
          </table:table-cell>
          <table:table-cell office:value-type="float" office:value="0.16" table:style-name="ce23">
            <text:p>0.16</text:p>
          </table:table-cell>
          <table:table-cell office:value-type="float" office:value="403.29" table:style-name="ce23">
            <text:p>403.29</text:p>
          </table:table-cell>
          <table:table-cell office:value-type="float" office:value="142" table:style-name="ce22">
            <text:p>142</text:p>
          </table:table-cell>
          <table:table-cell office:value-type="float" office:value="1453" table:style-name="ce22">
            <text:p>1,45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兆豐國際商業銀行</text:p>
          </table:table-cell>
          <table:table-cell office:value-type="float" office:value="628943" table:style-name="ce22">
            <text:p>628,943</text:p>
          </table:table-cell>
          <table:table-cell office:value-type="float" office:value="413814" table:style-name="ce22">
            <text:p>413,814</text:p>
          </table:table-cell>
          <table:table-cell office:value-type="float" office:value="18712" table:style-name="ce22">
            <text:p>18,712</text:p>
          </table:table-cell>
          <table:table-cell office:value-type="float" office:value="4665" table:style-name="ce22">
            <text:p>4,665</text:p>
          </table:table-cell>
          <table:table-cell office:value-type="float" office:value="1113163" table:style-name="ce22">
            <text:p>1,113,163</text:p>
          </table:table-cell>
          <table:table-cell office:value-type="float" office:value="958587" table:style-name="ce22">
            <text:p>958,587</text:p>
          </table:table-cell>
          <table:table-cell office:value-type="float" office:value="2584369" table:style-name="ce22">
            <text:p>2,584,369</text:p>
          </table:table-cell>
          <table:table-cell office:value-type="float" office:value="4864" table:style-name="ce22">
            <text:p>4,864</text:p>
          </table:table-cell>
          <table:table-cell office:value-type="float" office:value="0.19" table:style-name="ce23">
            <text:p>0.19</text:p>
          </table:table-cell>
          <table:table-cell office:value-type="float" office:value="7.0000000000000007E-2" table:style-name="ce23">
            <text:p>0.07</text:p>
          </table:table-cell>
          <table:table-cell office:value-type="float" office:value="555.69000000000005" table:style-name="ce23">
            <text:p>555.69</text:p>
          </table:table-cell>
          <table:table-cell office:value-type="float" office:value="2904" table:style-name="ce22">
            <text:p>2,904</text:p>
          </table:table-cell>
          <table:table-cell office:value-type="float" office:value="25236" table:style-name="ce22">
            <text:p>25,23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花旗(台灣)商業銀行</text:p>
          </table:table-cell>
          <table:table-cell office:value-type="float" office:value="2893290" table:style-name="ce22">
            <text:p>2,893,290</text:p>
          </table:table-cell>
          <table:table-cell office:value-type="float" office:value="2470965" table:style-name="ce22">
            <text:p>2,470,965</text:p>
          </table:table-cell>
          <table:table-cell office:value-type="float" office:value="23034" table:style-name="ce22">
            <text:p>23,034</text:p>
          </table:table-cell>
          <table:table-cell office:value-type="float" office:value="23630" table:style-name="ce22">
            <text:p>23,630</text:p>
          </table:table-cell>
          <table:table-cell office:value-type="float" office:value="16097474" table:style-name="ce22">
            <text:p>16,097,474</text:p>
          </table:table-cell>
          <table:table-cell office:value-type="float" office:value="9468247" table:style-name="ce22">
            <text:p>9,468,247</text:p>
          </table:table-cell>
          <table:table-cell office:value-type="float" office:value="20004328" table:style-name="ce22">
            <text:p>20,004,328</text:p>
          </table:table-cell>
          <table:table-cell office:value-type="float" office:value="191735" table:style-name="ce22">
            <text:p>191,735</text:p>
          </table:table-cell>
          <table:table-cell office:value-type="float" office:value="0.49" table:style-name="ce23">
            <text:p>0.49</text:p>
          </table:table-cell>
          <table:table-cell office:value-type="float" office:value="0.09" table:style-name="ce23">
            <text:p>0.09</text:p>
          </table:table-cell>
          <table:table-cell office:value-type="float" office:value="633.98" table:style-name="ce23">
            <text:p>633.98</text:p>
          </table:table-cell>
          <table:table-cell office:value-type="float" office:value="53419" table:style-name="ce22">
            <text:p>53,419</text:p>
          </table:table-cell>
          <table:table-cell office:value-type="float" office:value="530515" table:style-name="ce22">
            <text:p>530,51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澳盛(台灣)商業銀行</text:p>
          </table:table-cell>
          <table:table-cell office:value-type="float" office:value="542722" table:style-name="ce22">
            <text:p>542,722</text:p>
          </table:table-cell>
          <table:table-cell office:value-type="float" office:value="324966" table:style-name="ce22">
            <text:p>324,966</text:p>
          </table:table-cell>
          <table:table-cell office:value-type="float" office:value="5692" table:style-name="ce22">
            <text:p>5,692</text:p>
          </table:table-cell>
          <table:table-cell office:value-type="float" office:value="4594" table:style-name="ce22">
            <text:p>4,594</text:p>
          </table:table-cell>
          <table:table-cell office:value-type="float" office:value="2847810" table:style-name="ce22">
            <text:p>2,847,810</text:p>
          </table:table-cell>
          <table:table-cell office:value-type="float" office:value="1527039" table:style-name="ce22">
            <text:p>1,527,039</text:p>
          </table:table-cell>
          <table:table-cell office:value-type="float" office:value="2987774" table:style-name="ce22">
            <text:p>2,987,774</text:p>
          </table:table-cell>
          <table:table-cell office:value-type="float" office:value="23106" table:style-name="ce22">
            <text:p>23,106</text:p>
          </table:table-cell>
          <table:table-cell office:value-type="float" office:value="0.41" table:style-name="ce23">
            <text:p>0.41</text:p>
          </table:table-cell>
          <table:table-cell office:value-type="float" office:value="0" table:style-name="ce23">
            <text:p>0.00</text:p>
          </table:table-cell>
          <table:table-cell office:value-type="float" office:value="222.87" table:style-name="ce23">
            <text:p>222.87</text:p>
          </table:table-cell>
          <table:table-cell office:value-type="float" office:value="13170" table:style-name="ce22">
            <text:p>13,170</text:p>
          </table:table-cell>
          <table:table-cell office:value-type="float" office:value="101854" table:style-name="ce22">
            <text:p>101,85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中小企業銀行</text:p>
          </table:table-cell>
          <table:table-cell office:value-type="float" office:value="325788" table:style-name="ce22">
            <text:p>325,788</text:p>
          </table:table-cell>
          <table:table-cell office:value-type="float" office:value="126427" table:style-name="ce22">
            <text:p>126,427</text:p>
          </table:table-cell>
          <table:table-cell office:value-type="float" office:value="1910" table:style-name="ce22">
            <text:p>1,910</text:p>
          </table:table-cell>
          <table:table-cell office:value-type="float" office:value="2331" table:style-name="ce22">
            <text:p>2,331</text:p>
          </table:table-cell>
          <table:table-cell office:value-type="float" office:value="432601" table:style-name="ce22">
            <text:p>432,601</text:p>
          </table:table-cell>
          <table:table-cell office:value-type="float" office:value="77257" table:style-name="ce22">
            <text:p>77,257</text:p>
          </table:table-cell>
          <table:table-cell office:value-type="float" office:value="1030725" table:style-name="ce22">
            <text:p>1,030,725</text:p>
          </table:table-cell>
          <table:table-cell office:value-type="float" office:value="3656" table:style-name="ce22">
            <text:p>3,656</text:p>
          </table:table-cell>
          <table:table-cell office:value-type="float" office:value="0.15" table:style-name="ce23">
            <text:p>0.15</text:p>
          </table:table-cell>
          <table:table-cell office:value-type="float" office:value="0.04" table:style-name="ce23">
            <text:p>0.04</text:p>
          </table:table-cell>
          <table:table-cell office:value-type="float" office:value="218.28" table:style-name="ce23">
            <text:p>218.28</text:p>
          </table:table-cell>
          <table:table-cell office:value-type="float" office:value="2487" table:style-name="ce22">
            <text:p>2,487</text:p>
          </table:table-cell>
          <table:table-cell office:value-type="float" office:value="19646" table:style-name="ce22">
            <text:p>19,64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渣打國際商業銀行</text:p>
          </table:table-cell>
          <table:table-cell office:value-type="float" office:value="326948" table:style-name="ce22">
            <text:p>326,948</text:p>
          </table:table-cell>
          <table:table-cell office:value-type="float" office:value="200226" table:style-name="ce22">
            <text:p>200,226</text:p>
          </table:table-cell>
          <table:table-cell office:value-type="float" office:value="3878" table:style-name="ce22">
            <text:p>3,878</text:p>
          </table:table-cell>
          <table:table-cell office:value-type="float" office:value="4013" table:style-name="ce22">
            <text:p>4,013</text:p>
          </table:table-cell>
          <table:table-cell office:value-type="float" office:value="1720313" table:style-name="ce22">
            <text:p>1,720,313</text:p>
          </table:table-cell>
          <table:table-cell office:value-type="float" office:value="463754" table:style-name="ce22">
            <text:p>463,754</text:p>
          </table:table-cell>
          <table:table-cell office:value-type="float" office:value="1276391" table:style-name="ce22">
            <text:p>1,276,391</text:p>
          </table:table-cell>
          <table:table-cell office:value-type="float" office:value="9626" table:style-name="ce22">
            <text:p>9,626</text:p>
          </table:table-cell>
          <table:table-cell office:value-type="float" office:value="0.49" table:style-name="ce23">
            <text:p>0.49</text:p>
          </table:table-cell>
          <table:table-cell office:value-type="float" office:value="0" table:style-name="ce23">
            <text:p>0.00</text:p>
          </table:table-cell>
          <table:table-cell office:value-type="float" office:value="538.57000000000005" table:style-name="ce23">
            <text:p>538.57</text:p>
          </table:table-cell>
          <table:table-cell office:value-type="float" office:value="8535" table:style-name="ce22">
            <text:p>8,535</text:p>
          </table:table-cell>
          <table:table-cell office:value-type="float" office:value="74551" table:style-name="ce22">
            <text:p>74,55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中商業銀行</text:p>
          </table:table-cell>
          <table:table-cell office:value-type="float" office:value="208532" table:style-name="ce22">
            <text:p>208,532</text:p>
          </table:table-cell>
          <table:table-cell office:value-type="float" office:value="80650" table:style-name="ce22">
            <text:p>80,650</text:p>
          </table:table-cell>
          <table:table-cell office:value-type="float" office:value="2134" table:style-name="ce22">
            <text:p>2,134</text:p>
          </table:table-cell>
          <table:table-cell office:value-type="float" office:value="1145" table:style-name="ce22">
            <text:p>1,145</text:p>
          </table:table-cell>
          <table:table-cell office:value-type="float" office:value="269963" table:style-name="ce22">
            <text:p>269,963</text:p>
          </table:table-cell>
          <table:table-cell office:value-type="float" office:value="40379" table:style-name="ce22">
            <text:p>40,379</text:p>
          </table:table-cell>
          <table:table-cell office:value-type="float" office:value="568542" table:style-name="ce22">
            <text:p>568,542</text:p>
          </table:table-cell>
          <table:table-cell office:value-type="float" office:value="344" table:style-name="ce22">
            <text:p>344</text:p>
          </table:table-cell>
          <table:table-cell office:value-type="float" office:value="1.31" table:style-name="ce23">
            <text:p>1.31</text:p>
          </table:table-cell>
          <table:table-cell office:value-type="float" office:value="0.28000000000000003" table:style-name="ce23">
            <text:p>0.28</text:p>
          </table:table-cell>
          <table:table-cell office:value-type="float" office:value="344.85" table:style-name="ce23">
            <text:p>344.85</text:p>
          </table:table-cell>
          <table:table-cell office:value-type="float" office:value="0" table:style-name="ce22">
            <text:p>0</text:p>
          </table:table-cell>
          <table:table-cell office:value-type="float" office:value="20226" table:style-name="ce22">
            <text:p>20,22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滙豐(台灣)商業銀行</text:p>
          </table:table-cell>
          <table:table-cell office:value-type="float" office:value="586476" table:style-name="ce22">
            <text:p>586,476</text:p>
          </table:table-cell>
          <table:table-cell office:value-type="float" office:value="402385" table:style-name="ce22">
            <text:p>402,385</text:p>
          </table:table-cell>
          <table:table-cell office:value-type="float" office:value="9457" table:style-name="ce22">
            <text:p>9,457</text:p>
          </table:table-cell>
          <table:table-cell office:value-type="float" office:value="7286" table:style-name="ce22">
            <text:p>7,286</text:p>
          </table:table-cell>
          <table:table-cell office:value-type="float" office:value="2433620" table:style-name="ce22">
            <text:p>2,433,620</text:p>
          </table:table-cell>
          <table:table-cell office:value-type="float" office:value="1645946" table:style-name="ce22">
            <text:p>1,645,946</text:p>
          </table:table-cell>
          <table:table-cell office:value-type="float" office:value="4840319" table:style-name="ce22">
            <text:p>4,840,319</text:p>
          </table:table-cell>
          <table:table-cell office:value-type="float" office:value="49246" table:style-name="ce22">
            <text:p>49,246</text:p>
          </table:table-cell>
          <table:table-cell office:value-type="float" office:value="0.26" table:style-name="ce23">
            <text:p>0.26</text:p>
          </table:table-cell>
          <table:table-cell office:value-type="float" office:value="0" table:style-name="ce23">
            <text:p>0.00</text:p>
          </table:table-cell>
          <table:table-cell office:value-type="float" office:value="2528.3000000000002" table:style-name="ce23">
            <text:p>2,528.30</text:p>
          </table:table-cell>
          <table:table-cell office:value-type="float" office:value="5700" table:style-name="ce22">
            <text:p>5,700</text:p>
          </table:table-cell>
          <table:table-cell office:value-type="float" office:value="66999" table:style-name="ce22">
            <text:p>66,99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華泰商業銀行</text:p>
          </table:table-cell>
          <table:table-cell office:value-type="float" office:value="10460" table:style-name="ce22">
            <text:p>10,460</text:p>
          </table:table-cell>
          <table:table-cell office:value-type="float" office:value="6129" table:style-name="ce22">
            <text:p>6,129</text:p>
          </table:table-cell>
          <table:table-cell office:value-type="float" office:value="62" table:style-name="ce22">
            <text:p>62</text:p>
          </table:table-cell>
          <table:table-cell office:value-type="float" office:value="33" table:style-name="ce22">
            <text:p>33</text:p>
          </table:table-cell>
          <table:table-cell office:value-type="float" office:value="16172" table:style-name="ce22">
            <text:p>16,172</text:p>
          </table:table-cell>
          <table:table-cell office:value-type="float" office:value="2780" table:style-name="ce22">
            <text:p>2,780</text:p>
          </table:table-cell>
          <table:table-cell office:value-type="float" office:value="49789" table:style-name="ce22">
            <text:p>49,789</text:p>
          </table:table-cell>
          <table:table-cell office:value-type="float" office:value="0" table:style-name="ce22">
            <text:p>0</text:p>
          </table:table-cell>
          <table:table-cell office:value-type="float" office:value="1.03" table:style-name="ce23">
            <text:p>1.03</text:p>
          </table:table-cell>
          <table:table-cell office:value-type="float" office:value="0.78" table:style-name="ce23">
            <text:p>0.78</text:p>
          </table:table-cell>
          <table:table-cell office:value-type="float" office:value="249.84" table:style-name="ce23">
            <text:p>249.84</text:p>
          </table:table-cell>
          <table:table-cell office:value-type="float" office:value="0" table:style-name="ce22">
            <text:p>0</text:p>
          </table:table-cell>
          <table:table-cell office:value-type="float" office:value="1164" table:style-name="ce22">
            <text:p>1,16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新光商業銀行</text:p>
          </table:table-cell>
          <table:table-cell office:value-type="float" office:value="913705" table:style-name="ce22">
            <text:p>913,705</text:p>
          </table:table-cell>
          <table:table-cell office:value-type="float" office:value="490338" table:style-name="ce22">
            <text:p>490,338</text:p>
          </table:table-cell>
          <table:table-cell office:value-type="float" office:value="7372" table:style-name="ce22">
            <text:p>7,372</text:p>
          </table:table-cell>
          <table:table-cell office:value-type="float" office:value="13197" table:style-name="ce22">
            <text:p>13,197</text:p>
          </table:table-cell>
          <table:table-cell office:value-type="float" office:value="1906920" table:style-name="ce22">
            <text:p>1,906,920</text:p>
          </table:table-cell>
          <table:table-cell office:value-type="float" office:value="1378659" table:style-name="ce22">
            <text:p>1,378,659</text:p>
          </table:table-cell>
          <table:table-cell office:value-type="float" office:value="3951477" table:style-name="ce22">
            <text:p>3,951,477</text:p>
          </table:table-cell>
          <table:table-cell office:value-type="float" office:value="11293" table:style-name="ce22">
            <text:p>11,293</text:p>
          </table:table-cell>
          <table:table-cell office:value-type="float" office:value="0.25" table:style-name="ce23">
            <text:p>0.25</text:p>
          </table:table-cell>
          <table:table-cell office:value-type="float" office:value="0.04" table:style-name="ce23">
            <text:p>0.04</text:p>
          </table:table-cell>
          <table:table-cell office:value-type="float" office:value="229.2" table:style-name="ce23">
            <text:p>229.20</text:p>
          </table:table-cell>
          <table:table-cell office:value-type="float" office:value="5793" table:style-name="ce22">
            <text:p>5,793</text:p>
          </table:table-cell>
          <table:table-cell office:value-type="float" office:value="47785" table:style-name="ce22">
            <text:p>47,78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陽信商業銀行</text:p>
          </table:table-cell>
          <table:table-cell office:value-type="float" office:value="94203" table:style-name="ce22">
            <text:p>94,203</text:p>
          </table:table-cell>
          <table:table-cell office:value-type="float" office:value="50788" table:style-name="ce22">
            <text:p>50,788</text:p>
          </table:table-cell>
          <table:table-cell office:value-type="float" office:value="1199" table:style-name="ce22">
            <text:p>1,199</text:p>
          </table:table-cell>
          <table:table-cell office:value-type="float" office:value="941" table:style-name="ce22">
            <text:p>941</text:p>
          </table:table-cell>
          <table:table-cell office:value-type="float" office:value="228056" table:style-name="ce22">
            <text:p>228,056</text:p>
          </table:table-cell>
          <table:table-cell office:value-type="float" office:value="56798" table:style-name="ce22">
            <text:p>56,798</text:p>
          </table:table-cell>
          <table:table-cell office:value-type="float" office:value="314810" table:style-name="ce22">
            <text:p>314,810</text:p>
          </table:table-cell>
          <table:table-cell office:value-type="float" office:value="432" table:style-name="ce22">
            <text:p>432</text:p>
          </table:table-cell>
          <table:table-cell office:value-type="float" office:value="0.77" table:style-name="ce23">
            <text:p>0.77</text:p>
          </table:table-cell>
          <table:table-cell office:value-type="float" office:value="0.06" table:style-name="ce23">
            <text:p>0.06</text:p>
          </table:table-cell>
          <table:table-cell office:value-type="float" office:value="620.61" table:style-name="ce23">
            <text:p>620.61</text:p>
          </table:table-cell>
          <table:table-cell office:value-type="float" office:value="0" table:style-name="ce22">
            <text:p>0</text:p>
          </table:table-cell>
          <table:table-cell office:value-type="float" office:value="10527" table:style-name="ce22">
            <text:p>10,52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三信商業銀行</text:p>
          </table:table-cell>
          <table:table-cell office:value-type="float" office:value="16349" table:style-name="ce22">
            <text:p>16,349</text:p>
          </table:table-cell>
          <table:table-cell office:value-type="float" office:value="11008" table:style-name="ce22">
            <text:p>11,008</text:p>
          </table:table-cell>
          <table:table-cell office:value-type="float" office:value="144" table:style-name="ce22">
            <text:p>144</text:p>
          </table:table-cell>
          <table:table-cell office:value-type="float" office:value="84" table:style-name="ce22">
            <text:p>84</text:p>
          </table:table-cell>
          <table:table-cell office:value-type="float" office:value="27753" table:style-name="ce22">
            <text:p>27,753</text:p>
          </table:table-cell>
          <table:table-cell office:value-type="float" office:value="14133" table:style-name="ce22">
            <text:p>14,133</text:p>
          </table:table-cell>
          <table:table-cell office:value-type="float" office:value="124050" table:style-name="ce22">
            <text:p>124,050</text:p>
          </table:table-cell>
          <table:table-cell office:value-type="float" office:value="78" table:style-name="ce22">
            <text:p>78</text:p>
          </table:table-cell>
          <table:table-cell office:value-type="float" office:value="0.32" table:style-name="ce23">
            <text:p>0.32</text:p>
          </table:table-cell>
          <table:table-cell office:value-type="float" office:value="0" table:style-name="ce23">
            <text:p>0.00</text:p>
          </table:table-cell>
          <table:table-cell office:value-type="float" office:value="6833" table:style-name="ce23">
            <text:p>6,833.00</text:p>
          </table:table-cell>
          <table:table-cell office:value-type="float" office:value="115" table:style-name="ce22">
            <text:p>115</text:p>
          </table:table-cell>
          <table:table-cell office:value-type="float" office:value="2058" table:style-name="ce22">
            <text:p>2,05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聯邦商業銀行</text:p>
          </table:table-cell>
          <table:table-cell office:value-type="float" office:value="2008893" table:style-name="ce22">
            <text:p>2,008,893</text:p>
          </table:table-cell>
          <table:table-cell office:value-type="float" office:value="1136130" table:style-name="ce22">
            <text:p>1,136,130</text:p>
          </table:table-cell>
          <table:table-cell office:value-type="float" office:value="23947" table:style-name="ce22">
            <text:p>23,947</text:p>
          </table:table-cell>
          <table:table-cell office:value-type="float" office:value="24001" table:style-name="ce22">
            <text:p>24,001</text:p>
          </table:table-cell>
          <table:table-cell office:value-type="float" office:value="5218891" table:style-name="ce22">
            <text:p>5,218,891</text:p>
          </table:table-cell>
          <table:table-cell office:value-type="float" office:value="3158878" table:style-name="ce22">
            <text:p>3,158,878</text:p>
          </table:table-cell>
          <table:table-cell office:value-type="float" office:value="7375012" table:style-name="ce22">
            <text:p>7,375,012</text:p>
          </table:table-cell>
          <table:table-cell office:value-type="float" office:value="75608" table:style-name="ce22">
            <text:p>75,608</text:p>
          </table:table-cell>
          <table:table-cell office:value-type="float" office:value="0.28999999999999998" table:style-name="ce23">
            <text:p>0.29</text:p>
          </table:table-cell>
          <table:table-cell office:value-type="float" office:value="0" table:style-name="ce23">
            <text:p>0.00</text:p>
          </table:table-cell>
          <table:table-cell office:value-type="float" office:value="120.7" table:style-name="ce23">
            <text:p>120.70</text:p>
          </table:table-cell>
          <table:table-cell office:value-type="float" office:value="16463" table:style-name="ce22">
            <text:p>16,463</text:p>
          </table:table-cell>
          <table:table-cell office:value-type="float" office:value="121347" table:style-name="ce22">
            <text:p>121,34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遠東國際商業銀行</text:p>
          </table:table-cell>
          <table:table-cell office:value-type="float" office:value="1456557" table:style-name="ce22">
            <text:p>1,456,557</text:p>
          </table:table-cell>
          <table:table-cell office:value-type="float" office:value="960943" table:style-name="ce22">
            <text:p>960,943</text:p>
          </table:table-cell>
          <table:table-cell office:value-type="float" office:value="14861" table:style-name="ce22">
            <text:p>14,861</text:p>
          </table:table-cell>
          <table:table-cell office:value-type="float" office:value="7988" table:style-name="ce22">
            <text:p>7,988</text:p>
          </table:table-cell>
          <table:table-cell office:value-type="float" office:value="4456369" table:style-name="ce22">
            <text:p>4,456,369</text:p>
          </table:table-cell>
          <table:table-cell office:value-type="float" office:value="5526104" table:style-name="ce22">
            <text:p>5,526,104</text:p>
          </table:table-cell>
          <table:table-cell office:value-type="float" office:value="4386813" table:style-name="ce22">
            <text:p>4,386,813</text:p>
          </table:table-cell>
          <table:table-cell office:value-type="float" office:value="219415" table:style-name="ce22">
            <text:p>219,415</text:p>
          </table:table-cell>
          <table:table-cell office:value-type="float" office:value="0.38" table:style-name="ce23">
            <text:p>0.38</text:p>
          </table:table-cell>
          <table:table-cell office:value-type="float" office:value="0.11" table:style-name="ce23">
            <text:p>0.11</text:p>
          </table:table-cell>
          <table:table-cell office:value-type="float" office:value="100.6" table:style-name="ce23">
            <text:p>100.60</text:p>
          </table:table-cell>
          <table:table-cell office:value-type="float" office:value="17548" table:style-name="ce22">
            <text:p>17,548</text:p>
          </table:table-cell>
          <table:table-cell office:value-type="float" office:value="138303" table:style-name="ce22">
            <text:p>138,30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元大商業銀行</text:p>
          </table:table-cell>
          <table:table-cell office:value-type="float" office:value="623564" table:style-name="ce22">
            <text:p>623,564</text:p>
          </table:table-cell>
          <table:table-cell office:value-type="float" office:value="440825" table:style-name="ce22">
            <text:p>440,825</text:p>
          </table:table-cell>
          <table:table-cell office:value-type="float" office:value="11902" table:style-name="ce22">
            <text:p>11,902</text:p>
          </table:table-cell>
          <table:table-cell office:value-type="float" office:value="5053" table:style-name="ce22">
            <text:p>5,053</text:p>
          </table:table-cell>
          <table:table-cell office:value-type="float" office:value="480307" table:style-name="ce22">
            <text:p>480,307</text:p>
          </table:table-cell>
          <table:table-cell office:value-type="float" office:value="510118" table:style-name="ce22">
            <text:p>510,118</text:p>
          </table:table-cell>
          <table:table-cell office:value-type="float" office:value="5047488" table:style-name="ce22">
            <text:p>5,047,488</text:p>
          </table:table-cell>
          <table:table-cell office:value-type="float" office:value="902" table:style-name="ce22">
            <text:p>902</text:p>
          </table:table-cell>
          <table:table-cell office:value-type="float" office:value="0.11" table:style-name="ce23">
            <text:p>0.11</text:p>
          </table:table-cell>
          <table:table-cell office:value-type="float" office:value="0" table:style-name="ce23">
            <text:p>0.00</text:p>
          </table:table-cell>
          <table:table-cell office:value-type="float" office:value="1198.0999999999999" table:style-name="ce23">
            <text:p>1,198.10</text:p>
          </table:table-cell>
          <table:table-cell office:value-type="float" office:value="2421" table:style-name="ce22">
            <text:p>2,421</text:p>
          </table:table-cell>
          <table:table-cell office:value-type="float" office:value="16034" table:style-name="ce22">
            <text:p>16,03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永豐商業銀行</text:p>
          </table:table-cell>
          <table:table-cell office:value-type="float" office:value="1827861" table:style-name="ce22">
            <text:p>1,827,861</text:p>
          </table:table-cell>
          <table:table-cell office:value-type="float" office:value="1043873" table:style-name="ce22">
            <text:p>1,043,873</text:p>
          </table:table-cell>
          <table:table-cell office:value-type="float" office:value="15750" table:style-name="ce22">
            <text:p>15,750</text:p>
          </table:table-cell>
          <table:table-cell office:value-type="float" office:value="18648" table:style-name="ce22">
            <text:p>18,648</text:p>
          </table:table-cell>
          <table:table-cell office:value-type="float" office:value="4676220" table:style-name="ce22">
            <text:p>4,676,220</text:p>
          </table:table-cell>
          <table:table-cell office:value-type="float" office:value="3816433" table:style-name="ce22">
            <text:p>3,816,433</text:p>
          </table:table-cell>
          <table:table-cell office:value-type="float" office:value="6948840" table:style-name="ce22">
            <text:p>6,948,840</text:p>
          </table:table-cell>
          <table:table-cell office:value-type="float" office:value="105078" table:style-name="ce22">
            <text:p>105,078</text:p>
          </table:table-cell>
          <table:table-cell office:value-type="float" office:value="0.37" table:style-name="ce23">
            <text:p>0.37</text:p>
          </table:table-cell>
          <table:table-cell office:value-type="float" office:value="0" table:style-name="ce23">
            <text:p>0.00</text:p>
          </table:table-cell>
          <table:table-cell office:value-type="float" office:value="587.96" table:style-name="ce23">
            <text:p>587.96</text:p>
          </table:table-cell>
          <table:table-cell office:value-type="float" office:value="13148" table:style-name="ce22">
            <text:p>13,148</text:p>
          </table:table-cell>
          <table:table-cell office:value-type="float" office:value="122060" table:style-name="ce22">
            <text:p>122,06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玉山商業銀行</text:p>
          </table:table-cell>
          <table:table-cell office:value-type="float" office:value="4507083" table:style-name="ce22">
            <text:p>4,507,083</text:p>
          </table:table-cell>
          <table:table-cell office:value-type="float" office:value="3147153" table:style-name="ce22">
            <text:p>3,147,153</text:p>
          </table:table-cell>
          <table:table-cell office:value-type="float" office:value="51294" table:style-name="ce22">
            <text:p>51,294</text:p>
          </table:table-cell>
          <table:table-cell office:value-type="float" office:value="27353" table:style-name="ce22">
            <text:p>27,353</text:p>
          </table:table-cell>
          <table:table-cell office:value-type="float" office:value="11726522" table:style-name="ce22">
            <text:p>11,726,522</text:p>
          </table:table-cell>
          <table:table-cell office:value-type="float" office:value="16102109" table:style-name="ce22">
            <text:p>16,102,109</text:p>
          </table:table-cell>
          <table:table-cell office:value-type="float" office:value="27051813" table:style-name="ce22">
            <text:p>27,051,813</text:p>
          </table:table-cell>
          <table:table-cell office:value-type="float" office:value="295974" table:style-name="ce22">
            <text:p>295,974</text:p>
          </table:table-cell>
          <table:table-cell office:value-type="float" office:value="0.24" table:style-name="ce23">
            <text:p>0.24</text:p>
          </table:table-cell>
          <table:table-cell office:value-type="float" office:value="0.01" table:style-name="ce23">
            <text:p>0.01</text:p>
          </table:table-cell>
          <table:table-cell office:value-type="float" office:value="799.93" table:style-name="ce23">
            <text:p>799.93</text:p>
          </table:table-cell>
          <table:table-cell office:value-type="float" office:value="41000" table:style-name="ce22">
            <text:p>41,000</text:p>
          </table:table-cell>
          <table:table-cell office:value-type="float" office:value="338363" table:style-name="ce22">
            <text:p>338,36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凱基商業銀行</text:p>
          </table:table-cell>
          <table:table-cell office:value-type="float" office:value="451788" table:style-name="ce22">
            <text:p>451,788</text:p>
          </table:table-cell>
          <table:table-cell office:value-type="float" office:value="192734" table:style-name="ce22">
            <text:p>192,734</text:p>
          </table:table-cell>
          <table:table-cell office:value-type="float" office:value="4899" table:style-name="ce22">
            <text:p>4,899</text:p>
          </table:table-cell>
          <table:table-cell office:value-type="float" office:value="8712" table:style-name="ce22">
            <text:p>8,712</text:p>
          </table:table-cell>
          <table:table-cell office:value-type="float" office:value="1050690" table:style-name="ce22">
            <text:p>1,050,690</text:p>
          </table:table-cell>
          <table:table-cell office:value-type="float" office:value="499806" table:style-name="ce22">
            <text:p>499,806</text:p>
          </table:table-cell>
          <table:table-cell office:value-type="float" office:value="1067183" table:style-name="ce22">
            <text:p>1,067,183</text:p>
          </table:table-cell>
          <table:table-cell office:value-type="float" office:value="8893" table:style-name="ce22">
            <text:p>8,893</text:p>
          </table:table-cell>
          <table:table-cell office:value-type="float" office:value="0.84" table:style-name="ce23">
            <text:p>0.84</text:p>
          </table:table-cell>
          <table:table-cell office:value-type="float" office:value="0.53" table:style-name="ce23">
            <text:p>0.53</text:p>
          </table:table-cell>
          <table:table-cell office:value-type="float" office:value="122.09" table:style-name="ce23">
            <text:p>122.09</text:p>
          </table:table-cell>
          <table:table-cell office:value-type="float" office:value="3798" table:style-name="ce22">
            <text:p>3,798</text:p>
          </table:table-cell>
          <table:table-cell office:value-type="float" office:value="43559" table:style-name="ce22">
            <text:p>43,55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星展(台灣)商業銀行</text:p>
          </table:table-cell>
          <table:table-cell office:value-type="float" office:value="12307" table:style-name="ce22">
            <text:p>12,307</text:p>
          </table:table-cell>
          <table:table-cell office:value-type="float" office:value="5417" table:style-name="ce22">
            <text:p>5,417</text:p>
          </table:table-cell>
          <table:table-cell office:value-type="float" office:value="31" table:style-name="ce22">
            <text:p>31</text:p>
          </table:table-cell>
          <table:table-cell office:value-type="float" office:value="54" table:style-name="ce22">
            <text:p>54</text:p>
          </table:table-cell>
          <table:table-cell office:value-type="float" office:value="20985" table:style-name="ce22">
            <text:p>20,985</text:p>
          </table:table-cell>
          <table:table-cell office:value-type="float" office:value="0" table:style-name="ce22">
            <text:p>0</text:p>
          </table:table-cell>
          <table:table-cell office:value-type="float" office:value="54725" table:style-name="ce22">
            <text:p>54,725</text:p>
          </table:table-cell>
          <table:table-cell office:value-type="float" office:value="6" table:style-name="ce22">
            <text:p>6</text:p>
          </table:table-cell>
          <table:table-cell office:value-type="float" office:value="0.41" table:style-name="ce23">
            <text:p>0.41</text:p>
          </table:table-cell>
          <table:table-cell office:value-type="float" office:value="0" table:style-name="ce23">
            <text:p>0.00</text:p>
          </table:table-cell>
          <table:table-cell office:value-type="float" office:value="2511.41" table:style-name="ce23">
            <text:p>2,511.41</text:p>
          </table:table-cell>
          <table:table-cell office:value-type="float" office:value="0" table:style-name="ce22">
            <text:p>0</text:p>
          </table:table-cell>
          <table:table-cell office:value-type="float" office:value="909" table:style-name="ce22">
            <text:p>90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新國際商業銀行</text:p>
          </table:table-cell>
          <table:table-cell office:value-type="float" office:value="4027192" table:style-name="ce22">
            <text:p>4,027,192</text:p>
          </table:table-cell>
          <table:table-cell office:value-type="float" office:value="2841303" table:style-name="ce22">
            <text:p>2,841,303</text:p>
          </table:table-cell>
          <table:table-cell office:value-type="float" office:value="50348" table:style-name="ce22">
            <text:p>50,348</text:p>
          </table:table-cell>
          <table:table-cell office:value-type="float" office:value="56448" table:style-name="ce22">
            <text:p>56,448</text:p>
          </table:table-cell>
          <table:table-cell office:value-type="float" office:value="10078149" table:style-name="ce22">
            <text:p>10,078,149</text:p>
          </table:table-cell>
          <table:table-cell office:value-type="float" office:value="15622507" table:style-name="ce22">
            <text:p>15,622,507</text:p>
          </table:table-cell>
          <table:table-cell office:value-type="float" office:value="20606622" table:style-name="ce22">
            <text:p>20,606,622</text:p>
          </table:table-cell>
          <table:table-cell office:value-type="float" office:value="264642" table:style-name="ce22">
            <text:p>264,642</text:p>
          </table:table-cell>
          <table:table-cell office:value-type="float" office:value="0.18" table:style-name="ce23">
            <text:p>0.18</text:p>
          </table:table-cell>
          <table:table-cell office:value-type="float" office:value="0.01" table:style-name="ce23">
            <text:p>0.01</text:p>
          </table:table-cell>
          <table:table-cell office:value-type="float" office:value="719.26" table:style-name="ce23">
            <text:p>719.26</text:p>
          </table:table-cell>
          <table:table-cell office:value-type="float" office:value="24346" table:style-name="ce22">
            <text:p>24,346</text:p>
          </table:table-cell>
          <table:table-cell office:value-type="float" office:value="201780" table:style-name="ce22">
            <text:p>201,78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大眾商業銀行</text:p>
          </table:table-cell>
          <table:table-cell office:value-type="float" office:value="568437" table:style-name="ce22">
            <text:p>568,437</text:p>
          </table:table-cell>
          <table:table-cell office:value-type="float" office:value="322608" table:style-name="ce22">
            <text:p>322,608</text:p>
          </table:table-cell>
          <table:table-cell office:value-type="float" office:value="6902" table:style-name="ce22">
            <text:p>6,902</text:p>
          </table:table-cell>
          <table:table-cell office:value-type="float" office:value="4906" table:style-name="ce22">
            <text:p>4,906</text:p>
          </table:table-cell>
          <table:table-cell office:value-type="float" office:value="956426" table:style-name="ce22">
            <text:p>956,426</text:p>
          </table:table-cell>
          <table:table-cell office:value-type="float" office:value="3345216" table:style-name="ce22">
            <text:p>3,345,216</text:p>
          </table:table-cell>
          <table:table-cell office:value-type="float" office:value="2002270" table:style-name="ce22">
            <text:p>2,002,270</text:p>
          </table:table-cell>
          <table:table-cell office:value-type="float" office:value="49951" table:style-name="ce22">
            <text:p>49,951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596.09" table:style-name="ce23">
            <text:p>596.09</text:p>
          </table:table-cell>
          <table:table-cell office:value-type="float" office:value="9788" table:style-name="ce22">
            <text:p>9,788</text:p>
          </table:table-cell>
          <table:table-cell office:value-type="float" office:value="81399" table:style-name="ce22">
            <text:p>81,39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日盛國際商業銀行</text:p>
          </table:table-cell>
          <table:table-cell office:value-type="float" office:value="172169" table:style-name="ce22">
            <text:p>172,169</text:p>
          </table:table-cell>
          <table:table-cell office:value-type="float" office:value="100267" table:style-name="ce22">
            <text:p>100,267</text:p>
          </table:table-cell>
          <table:table-cell office:value-type="float" office:value="456" table:style-name="ce22">
            <text:p>456</text:p>
          </table:table-cell>
          <table:table-cell office:value-type="float" office:value="566" table:style-name="ce22">
            <text:p>566</text:p>
          </table:table-cell>
          <table:table-cell office:value-type="float" office:value="390694" table:style-name="ce22">
            <text:p>390,694</text:p>
          </table:table-cell>
          <table:table-cell office:value-type="float" office:value="245915" table:style-name="ce22">
            <text:p>245,915</text:p>
          </table:table-cell>
          <table:table-cell office:value-type="float" office:value="443405" table:style-name="ce22">
            <text:p>443,405</text:p>
          </table:table-cell>
          <table:table-cell office:value-type="float" office:value="3468" table:style-name="ce22">
            <text:p>3,468</text:p>
          </table:table-cell>
          <table:table-cell office:value-type="float" office:value="0.28000000000000003" table:style-name="ce23">
            <text:p>0.28</text:p>
          </table:table-cell>
          <table:table-cell office:value-type="float" office:value="0" table:style-name="ce23">
            <text:p>0.00</text:p>
          </table:table-cell>
          <table:table-cell office:value-type="float" office:value="189.6" table:style-name="ce23">
            <text:p>189.60</text:p>
          </table:table-cell>
          <table:table-cell office:value-type="float" office:value="1429" table:style-name="ce22">
            <text:p>1,429</text:p>
          </table:table-cell>
          <table:table-cell office:value-type="float" office:value="12750" table:style-name="ce22">
            <text:p>12,75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安泰商業銀行</text:p>
          </table:table-cell>
          <table:table-cell office:value-type="float" office:value="161471" table:style-name="ce22">
            <text:p>161,471</text:p>
          </table:table-cell>
          <table:table-cell office:value-type="float" office:value="67400" table:style-name="ce22">
            <text:p>67,400</text:p>
          </table:table-cell>
          <table:table-cell office:value-type="float" office:value="761" table:style-name="ce22">
            <text:p>761</text:p>
          </table:table-cell>
          <table:table-cell office:value-type="float" office:value="437" table:style-name="ce22">
            <text:p>437</text:p>
          </table:table-cell>
          <table:table-cell office:value-type="float" office:value="335365" table:style-name="ce22">
            <text:p>335,365</text:p>
          </table:table-cell>
          <table:table-cell office:value-type="float" office:value="1277960" table:style-name="ce22">
            <text:p>1,277,960</text:p>
          </table:table-cell>
          <table:table-cell office:value-type="float" office:value="456505" table:style-name="ce22">
            <text:p>456,505</text:p>
          </table:table-cell>
          <table:table-cell office:value-type="float" office:value="711" table:style-name="ce22">
            <text:p>711</text:p>
          </table:table-cell>
          <table:table-cell office:value-type="float" office:value="0.28999999999999998" table:style-name="ce23">
            <text:p>0.29</text:p>
          </table:table-cell>
          <table:table-cell office:value-type="float" office:value="0.01" table:style-name="ce23">
            <text:p>0.01</text:p>
          </table:table-cell>
          <table:table-cell office:value-type="float" office:value="369.7" table:style-name="ce23">
            <text:p>369.70</text:p>
          </table:table-cell>
          <table:table-cell office:value-type="float" office:value="5162" table:style-name="ce22">
            <text:p>5,162</text:p>
          </table:table-cell>
          <table:table-cell office:value-type="float" office:value="12262" table:style-name="ce22">
            <text:p>12,26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中國信託商業銀行</text:p>
          </table:table-cell>
          <table:table-cell office:value-type="float" office:value="6219919" table:style-name="ce22">
            <text:p>6,219,919</text:p>
          </table:table-cell>
          <table:table-cell office:value-type="float" office:value="3992643" table:style-name="ce22">
            <text:p>3,992,643</text:p>
          </table:table-cell>
          <table:table-cell office:value-type="float" office:value="73899" table:style-name="ce22">
            <text:p>73,899</text:p>
          </table:table-cell>
          <table:table-cell office:value-type="float" office:value="44498" table:style-name="ce22">
            <text:p>44,498</text:p>
          </table:table-cell>
          <table:table-cell office:value-type="float" office:value="15707548" table:style-name="ce22">
            <text:p>15,707,548</text:p>
          </table:table-cell>
          <table:table-cell office:value-type="float" office:value="15652164" table:style-name="ce22">
            <text:p>15,652,164</text:p>
          </table:table-cell>
          <table:table-cell office:value-type="float" office:value="32479642" table:style-name="ce22">
            <text:p>32,479,642</text:p>
          </table:table-cell>
          <table:table-cell office:value-type="float" office:value="729734" table:style-name="ce22">
            <text:p>729,734</text:p>
          </table:table-cell>
          <table:table-cell office:value-type="float" office:value="0.13" table:style-name="ce23">
            <text:p>0.13</text:p>
          </table:table-cell>
          <table:table-cell office:value-type="float" office:value="0" table:style-name="ce23">
            <text:p>0.00</text:p>
          </table:table-cell>
          <table:table-cell office:value-type="float" office:value="573.52" table:style-name="ce23">
            <text:p>573.52</text:p>
          </table:table-cell>
          <table:table-cell office:value-type="float" office:value="60542" table:style-name="ce22">
            <text:p>60,542</text:p>
          </table:table-cell>
          <table:table-cell office:value-type="float" office:value="491279" table:style-name="ce22">
            <text:p>491,27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樂天信用卡股份有限公司</text:p>
          </table:table-cell>
          <table:table-cell office:value-type="float" office:value="326722" table:style-name="ce22">
            <text:p>326,722</text:p>
          </table:table-cell>
          <table:table-cell office:value-type="float" office:value="229467" table:style-name="ce22">
            <text:p>229,467</text:p>
          </table:table-cell>
          <table:table-cell office:value-type="float" office:value="13837" table:style-name="ce22">
            <text:p>13,837</text:p>
          </table:table-cell>
          <table:table-cell office:value-type="float" office:value="793" table:style-name="ce22">
            <text:p>793</text:p>
          </table:table-cell>
          <table:table-cell office:value-type="float" office:value="232251" table:style-name="ce22">
            <text:p>232,251</text:p>
          </table:table-cell>
          <table:table-cell office:value-type="float" office:value="356807" table:style-name="ce22">
            <text:p>356,807</text:p>
          </table:table-cell>
          <table:table-cell office:value-type="float" office:value="1175947" table:style-name="ce22">
            <text:p>1,175,947</text:p>
          </table:table-cell>
          <table:table-cell office:value-type="float" office:value="2895" table:style-name="ce22">
            <text:p>2,895</text:p>
          </table:table-cell>
          <table:table-cell office:value-type="float" office:value="0.22" table:style-name="ce23">
            <text:p>0.22</text:p>
          </table:table-cell>
          <table:table-cell office:value-type="float" office:value="0.05" table:style-name="ce23">
            <text:p>0.05</text:p>
          </table:table-cell>
          <table:table-cell office:value-type="float" office:value="471.62" table:style-name="ce23">
            <text:p>471.62</text:p>
          </table:table-cell>
          <table:table-cell office:value-type="float" office:value="580" table:style-name="ce22">
            <text:p>580</text:p>
          </table:table-cell>
          <table:table-cell office:value-type="float" office:value="3707" table:style-name="ce22">
            <text:p>3,70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美國運通國際(股)公司</text:p>
          </table:table-cell>
          <table:table-cell office:value-type="float" office:value="170555" table:style-name="ce22">
            <text:p>170,555</text:p>
          </table:table-cell>
          <table:table-cell office:value-type="float" office:value="112341" table:style-name="ce22">
            <text:p>112,341</text:p>
          </table:table-cell>
          <table:table-cell office:value-type="float" office:value="2909" table:style-name="ce22">
            <text:p>2,909</text:p>
          </table:table-cell>
          <table:table-cell office:value-type="float" office:value="3179" table:style-name="ce22">
            <text:p>3,179</text:p>
          </table:table-cell>
          <table:table-cell office:value-type="float" office:value="347619" table:style-name="ce22">
            <text:p>347,619</text:p>
          </table:table-cell>
          <table:table-cell office:value-type="float" office:value="0" table:style-name="ce22">
            <text:p>0</text:p>
          </table:table-cell>
          <table:table-cell office:value-type="float" office:value="4065564" table:style-name="ce22">
            <text:p>4,065,564</text:p>
          </table:table-cell>
          <table:table-cell office:value-type="float" office:value="1491" table:style-name="ce22">
            <text:p>1,491</text:p>
          </table:table-cell>
          <table:table-cell office:value-type="float" office:value="0.22" table:style-name="ce23">
            <text:p>0.22</text:p>
          </table:table-cell>
          <table:table-cell office:value-type="float" office:value="0" table:style-name="ce23">
            <text:p>0.00</text:p>
          </table:table-cell>
          <table:table-cell office:value-type="float" office:value="410.96" table:style-name="ce23">
            <text:p>410.96</text:p>
          </table:table-cell>
          <table:table-cell office:value-type="float" office:value="2079" table:style-name="ce22">
            <text:p>2,079</text:p>
          </table:table-cell>
          <table:table-cell office:value-type="float" office:value="35780" table:style-name="ce22">
            <text:p>35,78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永旺信用卡(股)公司</text:p>
          </table:table-cell>
          <table:table-cell office:value-type="float" office:value="73673" table:style-name="ce22">
            <text:p>73,673</text:p>
          </table:table-cell>
          <table:table-cell office:value-type="float" office:value="32633" table:style-name="ce22">
            <text:p>32,633</text:p>
          </table:table-cell>
          <table:table-cell office:value-type="float" office:value="139" table:style-name="ce22">
            <text:p>139</text:p>
          </table:table-cell>
          <table:table-cell office:value-type="float" office:value="664" table:style-name="ce22">
            <text:p>664</text:p>
          </table:table-cell>
          <table:table-cell office:value-type="float" office:value="253721" table:style-name="ce22">
            <text:p>253,721</text:p>
          </table:table-cell>
          <table:table-cell office:value-type="float" office:value="30801" table:style-name="ce22">
            <text:p>30,801</text:p>
          </table:table-cell>
          <table:table-cell office:value-type="float" office:value="128388" table:style-name="ce22">
            <text:p>128,388</text:p>
          </table:table-cell>
          <table:table-cell office:value-type="float" office:value="2171" table:style-name="ce22">
            <text:p>2,171</text:p>
          </table:table-cell>
          <table:table-cell office:value-type="float" office:value="0.75" table:style-name="ce23">
            <text:p>0.75</text:p>
          </table:table-cell>
          <table:table-cell office:value-type="float" office:value="0.14000000000000001" table:style-name="ce23">
            <text:p>0.14</text:p>
          </table:table-cell>
          <table:table-cell office:value-type="float" office:value="2576.75" table:style-name="ce23">
            <text:p>2,576.75</text:p>
          </table:table-cell>
          <table:table-cell office:value-type="float" office:value="1599" table:style-name="ce22">
            <text:p>1,599</text:p>
          </table:table-cell>
          <table:table-cell office:value-type="float" office:value="14828" table:style-name="ce22">
            <text:p>14,82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總計</text:p>
          </table:table-cell>
          <table:table-cell office:value-type="float" office:value="41266328" table:formula="msoxl:=SUM(B9:B44)" table:style-name="ce22">
            <text:p>41,266,328</text:p>
          </table:table-cell>
          <table:table-cell office:value-type="float" office:value="27602325" table:formula="msoxl:=SUM(C9:C44)" table:style-name="ce22">
            <text:p>27,602,325</text:p>
          </table:table-cell>
          <table:table-cell office:value-type="float" office:value="489721" table:formula="msoxl:=SUM(D9:D44)" table:style-name="ce22">
            <text:p>489,721</text:p>
          </table:table-cell>
          <table:table-cell office:value-type="float" office:value="444753" table:formula="msoxl:=SUM(E9:E44)" table:style-name="ce22">
            <text:p>444,753</text:p>
          </table:table-cell>
          <table:table-cell office:value-type="float" office:value="109076985" table:formula="msoxl:=SUM(F9:F44)" table:style-name="ce22">
            <text:p>109,076,985</text:p>
          </table:table-cell>
          <table:table-cell office:value-type="float" office:value="111696303" table:formula="msoxl:=SUM(G9:G44)" table:style-name="ce22">
            <text:p>111,696,303</text:p>
          </table:table-cell>
          <table:table-cell office:value-type="float" office:value="226643446" table:formula="msoxl:=SUM(H9:H44)" table:style-name="ce22">
            <text:p>226,643,446</text:p>
          </table:table-cell>
          <table:table-cell office:value-type="float" office:value="2377805" table:formula="msoxl:=SUM(I9:I44)" table:style-name="ce22">
            <text:p>2,377,805</text:p>
          </table:table-cell>
          <table:table-cell office:value-type="float" office:value="0.23351470923497941" table:style-name="ce23">
            <text:p>0.23</text:p>
          </table:table-cell>
          <table:table-cell office:value-type="float" office:value="0.02" table:style-name="ce23">
            <text:p>0.02</text:p>
          </table:table-cell>
          <table:table-cell office:value-type="float" office:value="587.49891635200743" table:style-name="ce23">
            <text:p>587.50</text:p>
          </table:table-cell>
          <table:table-cell office:value-type="float" office:value="363625" table:formula="msoxl:=SUM(M9:M44)" table:style-name="ce22">
            <text:p>363,625</text:p>
          </table:table-cell>
          <table:table-cell office:value-type="float" office:value="3170150" table:formula="msoxl:=SUM(N9:N44)" table:style-name="ce22">
            <text:p>3,170,150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4">
            <text:p>一、資料來源：各金融機構自行申報。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4">
            <text:p>二、揭露項目及認定標準：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4">
            <text:p>　1.流通卡數：發卡總數減停卡總數，且卡片狀況為正常者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3.當月發卡數：不含補發卡、續卡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4.當月停卡數：指新增停卡部分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5.循環信用餘額：係指持卡人使用循環信用之餘額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6.未到期分期付款餘額：包括預借現金分期、消費帳款分期及帳單分期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7.當月簽帳金額：係指持卡人當月刷卡消費金額，如屬分期消費帳款應於消費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8.當月預借現金金額：係指持卡人當月動用預借現金金額，如屬分期預借現金應於動用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　　　　　　俟持卡人將所積欠各期最低應繳金額全部償還後，始得回復為未逾期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10.備抵呆帳提足率：實際提列備抵呆帳占應提備抵呆帳之比率。</text:p>
          </table:table-cell>
          <table:table-cell table:number-columns-repeated="16383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8740157480315in" fo:margin-right="0.196850393700787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.433070866141732in" fo:margin-left="0.78740157480315in" fo:margin-right="0.196850393700787in" fo:margin-bottom="0in"/>
      </style:header-style>
      <style:footer-style>
        <style:header-footer-properties fo:min-height="0.433070866141732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何佳怡</meta:initial-creator>
    <dc:creator>何佳怡</dc:creator>
    <meta:creation-date>2017-09-21T08:21:18Z</meta:creation-date>
    <dc:date>2017-09-21T08:26:57Z</dc:date>
  </office:meta>
</office:document-meta>
</file>